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RawCCITTFax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CCITTFax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CCITTFax.generateDataObjectInfo( AFPRendererImageInfo rendererIma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ImageHandlerRawCCITTFax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awCCITTFax.create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